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port 2</text:h>
      <text:h text:style-name="Heading_20_2" text:outline-level="2">Problem Definition</text:h>
      <text:h text:style-name="Heading_20_3" text:outline-level="3">Name of this Capstone Project</text:h>
      <text:h text:style-name="Heading_20_3" text:outline-level="3">Problem Abstract</text:h>
      <text:h text:style-name="Heading_20_3" text:outline-level="3">Project Overview</text:h>
      <text:h text:style-name="Heading_20_4" text:outline-level="4">Current Situation</text:h>
      <text:h text:style-name="Heading_20_4" text:outline-level="4">The Proposed System</text:h>
      <text:h text:style-name="Heading_20_5" text:outline-level="5">Website</text:h>
      <text:h text:style-name="Heading_20_5" text:outline-level="5">Mobile Application</text:h>
      <text:h text:style-name="Heading_20_4" text:outline-level="4">Boundaries of the System</text:h>
      <text:h text:style-name="Heading_20_4" text:outline-level="4">Future Plans</text:h>
      <text:h text:style-name="Heading_20_4" text:outline-level="4">Development Environment</text:h>
      <text:h text:style-name="Heading_20_5" text:outline-level="5">Hardware requirements</text:h>
      <text:h text:style-name="Heading_20_5" text:outline-level="5">Software Requirements</text:h>
      <text:h text:style-name="Heading_20_2" text:outline-level="2">Project Organization</text:h>
      <text:h text:style-name="Heading_20_3" text:outline-level="3">Software Process Model</text:h>
      <text:h text:style-name="Heading_20_3" text:outline-level="3">Roles and responsibilities</text:h>
      <text:h text:style-name="Heading_20_3" text:outline-level="3">Tools and Techniques</text:h>
      <text:h text:style-name="Heading_20_2" text:outline-level="2">Project Management Plan</text:h>
      <text:h text:style-name="Heading_20_3" text:outline-level="3">Software development life cycle</text:h>
      <text:h text:style-name="Heading_20_3" text:outline-level="3">Phrase Detail</text:h>
      <text:h text:style-name="Heading_20_3" text:outline-level="3">All Meeting Minutes</text:h>
      <text:h text:style-name="Heading_20_2" text:outline-level="2">Coding Conven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1:07:57.777000000</meta:creation-date>
    <dc:date>2016-09-15T11:12:33.313000000</dc:date>
    <meta:editing-duration>PT4M35S</meta:editing-duration>
    <meta:editing-cycles>1</meta:editing-cycles>
    <meta:document-statistic meta:table-count="0" meta:image-count="0" meta:object-count="0" meta:page-count="1" meta:paragraph-count="23" meta:word-count="80" meta:character-count="524" meta:non-whitespace-character-count="489"/>
    <meta:generator>LibreOffice/5.2.1.2$Windows_X86_64 LibreOffice_project/31dd62db80d4e60af04904455ec9c9219178d620</meta:generator>
  </office:meta>
</office:document-meta>
</file>